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00f0c" officeooo:paragraph-rsid="00000f0c"/>
    </style:style>
    <style:style style:name="P2" style:family="paragraph" style:parent-style-name="Footer">
      <style:paragraph-properties fo:text-align="end" style:justify-single-word="false"/>
      <style:text-properties style:font-name="Arial1" officeooo:rsid="0000e59a" officeooo:paragraph-rsid="0000e59a"/>
    </style:style>
    <style:style style:name="P3" style:family="paragraph" style:parent-style-name="Standard">
      <style:paragraph-properties fo:line-height="150%"/>
      <style:text-properties style:font-name="Arial" officeooo:rsid="00026881" officeooo:paragraph-rsid="00026881" fo:background-color="transparent" style:font-size-asian="10.5pt" loext:shadow="none"/>
    </style:style>
    <style:style style:name="P4" style:family="paragraph" style:parent-style-name="Standard">
      <style:paragraph-properties fo:line-height="150%"/>
      <style:text-properties style:font-name="Arial" fo:background-color="transparent" style:font-size-asian="10.5pt" loext:shadow="none"/>
    </style:style>
    <style:style style:name="P5" style:family="paragraph" style:parent-style-name="Standard" style:list-style-name="L1">
      <style:paragraph-properties fo:line-height="150%" fo:text-align="justify" style:justify-single-word="false"/>
      <style:text-properties style:font-name="Arial" officeooo:paragraph-rsid="0008ab70" fo:background-color="transparent" style:font-size-asian="10.5pt" loext:shadow="none"/>
    </style:style>
    <style:style style:name="P6" style:family="paragraph" style:parent-style-name="Standard" style:list-style-name="L1">
      <style:paragraph-properties fo:line-height="150%" fo:text-align="justify" style:justify-single-word="false"/>
      <style:text-properties style:font-name="Arial" officeooo:rsid="00065982" officeooo:paragraph-rsid="00065982" fo:background-color="transparent" style:font-size-asian="10.5pt" loext:shadow="none"/>
    </style:style>
    <style:style style:name="P7" style:family="paragraph" style:parent-style-name="Standard" style:list-style-name="L1">
      <style:paragraph-properties fo:line-height="150%" fo:text-align="justify" style:justify-single-word="false"/>
      <style:text-properties style:font-name="Arial" officeooo:rsid="0008ab70" officeooo:paragraph-rsid="0008ab70" fo:background-color="transparent" style:font-size-asian="10.5pt" loext:shadow="none"/>
    </style:style>
    <style:style style:name="P8" style:family="paragraph" style:parent-style-name="Standard" style:list-style-name="L1">
      <style:paragraph-properties fo:line-height="150%" fo:text-align="justify" style:justify-single-word="false"/>
      <style:text-properties style:font-name="Arial" officeooo:rsid="000ae33e" officeooo:paragraph-rsid="000ae33e" fo:background-color="transparent" style:font-size-asian="10.5pt" loext:shadow="none"/>
    </style:style>
    <style:style style:name="P9" style:family="paragraph" style:parent-style-name="Standard">
      <style:paragraph-properties fo:line-height="150%" fo:text-align="justify" style:justify-single-word="false"/>
      <style:text-properties style:font-name="Arial" officeooo:rsid="000ae33e" officeooo:paragraph-rsid="000ae33e" fo:background-color="transparent" style:font-size-asian="10.5pt" loext:shadow="none"/>
    </style:style>
    <style:style style:name="P10" style:family="paragraph" style:parent-style-name="Standard">
      <style:paragraph-properties fo:line-height="150%" fo:text-align="center" style:justify-single-word="false"/>
      <style:text-properties style:font-name="Arial" fo:font-size="16pt" officeooo:rsid="000b28a6" officeooo:paragraph-rsid="000b28a6" fo:background-color="transparent" style:font-size-asian="14pt" style:font-size-complex="16pt" loext:shadow="none"/>
    </style:style>
    <style:style style:name="P11" style:family="paragraph" style:parent-style-name="Standard">
      <style:paragraph-properties fo:line-height="150%" fo:text-align="center" style:justify-single-word="false"/>
      <style:text-properties style:font-name="Arial" fo:font-size="14pt" officeooo:rsid="000b28a6" officeooo:paragraph-rsid="000b28a6" fo:background-color="transparent" style:font-size-asian="12.25pt" style:font-size-complex="14pt" loext:shadow="none"/>
    </style:style>
    <style:style style:name="P12" style:family="paragraph" style:parent-style-name="Standard">
      <style:paragraph-properties fo:line-height="150%" fo:text-align="justify" style:justify-single-word="false"/>
      <style:text-properties style:font-name="Arial" fo:font-size="12pt" fo:font-weight="normal" officeooo:rsid="000b28a6" officeooo:paragraph-rsid="000b28a6" fo:background-color="transparent" style:font-size-asian="10.5pt" style:font-weight-asian="normal" style:font-size-complex="12pt" style:font-weight-complex="normal" loext:shadow="none"/>
    </style:style>
    <style:style style:name="P13" style:family="paragraph" style:parent-style-name="Standard" style:list-style-name="L2">
      <style:paragraph-properties fo:line-height="150%" fo:text-align="justify" style:justify-single-word="false"/>
      <style:text-properties style:font-name="Arial" fo:font-size="12pt" fo:font-weight="normal" officeooo:rsid="000b28a6" officeooo:paragraph-rsid="000b28a6" fo:background-color="transparent" style:font-size-asian="10.5pt" style:font-weight-asian="normal" style:font-size-complex="12pt" style:font-weight-complex="normal" loext:shadow="none"/>
    </style:style>
    <style:style style:name="P14" style:family="paragraph" style:parent-style-name="Standard">
      <style:paragraph-properties fo:line-height="150%" fo:text-align="center" style:justify-single-word="false"/>
      <style:text-properties style:font-name="Arial" fo:font-size="12pt" fo:font-weight="normal" officeooo:rsid="000b28a6" officeooo:paragraph-rsid="000b28a6" fo:background-color="transparent" style:font-size-asian="10.5pt" style:font-weight-asian="normal" style:font-size-complex="12pt" style:font-weight-complex="normal" loext:shadow="none"/>
    </style:style>
    <style:style style:name="P15" style:family="paragraph" style:parent-style-name="Standard" style:list-style-name="L2">
      <style:paragraph-properties fo:line-height="150%" fo:text-align="justify" style:justify-single-word="false"/>
      <style:text-properties style:font-name="Arial" fo:font-size="12pt" fo:font-weight="bold" officeooo:rsid="000b28a6" officeooo:paragraph-rsid="000b28a6" fo:background-color="transparent" style:font-size-asian="10.5pt" style:font-weight-asian="bold" style:font-size-complex="12pt" style:font-weight-complex="bold" loext:shadow="none"/>
    </style:style>
    <style:style style:name="P16" style:family="paragraph" style:parent-style-name="Standard" style:list-style-name="L2">
      <style:paragraph-properties fo:line-height="150%" fo:text-align="justify" style:justify-single-word="false"/>
      <style:text-properties style:font-name="Arial" fo:font-size="12pt" fo:font-weight="bold" officeooo:rsid="000bf83e" officeooo:paragraph-rsid="000bf83e" fo:background-color="transparent" style:font-size-asian="10.5pt" style:font-weight-asian="bold" style:font-size-complex="12pt" style:font-weight-complex="bold" loext:shadow="none"/>
    </style:style>
    <style:style style:name="P17" style:family="paragraph" style:parent-style-name="Standard">
      <style:paragraph-properties fo:line-height="150%" fo:text-align="center" style:justify-single-word="false"/>
      <style:text-properties fo:color="#000000" style:font-name="Arial1" fo:font-size="16pt" fo:font-weight="bold" officeooo:rsid="0019ec27" officeooo:paragraph-rsid="0004b616" fo:background-color="transparent" style:font-size-asian="16pt" style:font-weight-asian="bold" style:font-size-complex="16pt" style:font-weight-complex="bold"/>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language="es" fo:country="ES" style:text-underline-style="none" fo:font-weight="normal" officeooo:rsid="004c6f37" officeooo:paragraph-rsid="0004b616" fo:background-color="transparent" style:font-size-asian="12pt" style:font-weight-asian="normal" style:font-size-complex="12pt" style:font-weight-complex="normal" loext:shadow="none"/>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4b616" fo:background-color="transparent" style:font-size-asian="12pt" style:font-weight-asian="normal" style:font-size-complex="12pt" style:font-weight-complex="normal"/>
    </style:style>
    <style:style style:name="P20"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4b616"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4b616"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4b616"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4b616" fo:background-color="transparent" style:font-size-asian="12pt" style:font-weight-asian="normal" style:font-size-complex="12pt" style:font-weight-complex="normal" loext:shadow="none"/>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4b616"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4b616"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4b616" fo:background-color="transparent" style:font-size-asian="12pt" style:font-weight-asian="normal" style:font-size-complex="12pt" style:font-weight-complex="normal"/>
    </style:style>
    <style:style style:name="P27" style:family="paragraph">
      <loext:graphic-properties draw:fill="none" draw:fill-color="#ffffff"/>
      <style:text-properties style:font-name="Arial1"/>
    </style:style>
    <style:style style:name="P28" style:family="paragraph">
      <loext:graphic-properties draw:fill="none" draw:fill-color="#ffffff"/>
      <style:paragraph-properties fo:text-align="end"/>
      <style:text-properties style:font-name="Arial1"/>
    </style:style>
    <style:style style:name="P29"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bold" officeooo:rsid="001895fa" style:font-weight-asian="bold" style:font-weight-complex="bold"/>
    </style:style>
    <style:style style:name="T3" style:family="text">
      <style:text-properties fo:font-weight="bold" officeooo:rsid="0002bf73" style:font-weight-asian="bold" style:font-weight-complex="bold"/>
    </style:style>
    <style:style style:name="T4" style:family="text">
      <style:text-properties officeooo:rsid="001895fa"/>
    </style:style>
    <style:style style:name="T5" style:family="text">
      <style:text-properties officeooo:rsid="00381e9a"/>
    </style:style>
    <style:style style:name="T6" style:family="text">
      <style:text-properties officeooo:rsid="004e0bf5"/>
    </style:style>
    <style:style style:name="T7" style:family="text">
      <style:text-properties officeooo:rsid="0048621e"/>
    </style:style>
    <style:style style:name="T8" style:family="text">
      <style:text-properties officeooo:rsid="00449976"/>
    </style:style>
    <style:style style:name="T9" style:family="text">
      <style:text-properties officeooo:rsid="00454a94"/>
    </style:style>
    <style:style style:name="T10" style:family="text">
      <style:text-properties officeooo:rsid="004b12a5"/>
    </style:style>
    <style:style style:name="T11" style:family="text">
      <style:text-properties officeooo:rsid="0002cb7c"/>
    </style:style>
    <style:style style:name="T12" style:family="text">
      <style:text-properties officeooo:rsid="004c6f37"/>
    </style:style>
    <style:style style:name="T13" style:family="text">
      <style:text-properties officeooo:rsid="0004b616"/>
    </style:style>
    <style:style style:name="T14" style:family="text">
      <style:text-properties officeooo:rsid="00065982"/>
    </style:style>
    <style:style style:name="T15" style:family="text">
      <style:text-properties fo:font-weight="normal" style:font-weight-asian="normal" style:font-weight-complex="normal"/>
    </style:style>
    <style:style style:name="T16" style:family="text">
      <style:text-properties fo:font-weight="normal" officeooo:rsid="00073def" style:font-weight-asian="normal" style:font-weight-complex="normal"/>
    </style:style>
    <style:style style:name="T17" style:family="text">
      <style:text-properties fo:font-weight="normal" officeooo:rsid="0008ab70"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0bf83e"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09bb01" style:font-style-asian="normal" style:font-weight-asian="normal" style:font-style-complex="normal" style:font-weight-complex="normal"/>
    </style:style>
    <style:style style:name="T23" style:family="text">
      <style:text-properties fo:font-style="normal" fo:font-weight="normal" officeooo:rsid="0008ab70" style:font-style-asian="normal" style:font-weight-asian="normal" style:font-style-complex="normal" style:font-weight-complex="normal"/>
    </style:style>
    <style:style style:name="T24" style:family="text">
      <style:text-properties fo:font-style="normal" fo:font-weight="normal" officeooo:rsid="000bf83e"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08ab70" style:font-style-asian="normal" style:font-weight-asian="bold" style:font-style-complex="normal" style:font-weight-complex="bold"/>
    </style:style>
    <style:style style:name="T27"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oft-page-break/>1. Introducción:</text:p>
      <text:p text:style-name="P20"/>
      <text:p text:style-name="P21"><text:tab/>El grupo de proyecto integrado por Camila Galván, Giuliana Esquibel, <text:span text:style-name="T4">Sebastián</text:span> Est<text:span text:style-name="T4">é</text:span>vez e Ian Cerpa de la clase 3ºBB <text:span text:style-name="T5">del turno matutino </text:span>del Instituto <text:span text:style-name="T4">Tecnológico</text:span> de <text:span text:style-name="T4">Informática</text:span> (ITI), <text:span text:style-name="T4">se le ha solicitado un proyecto de </text:span><text:span text:style-name="T2">S.I.G.A.T. </text:span><text:span text:style-name="T4"><text:s/>que busca confeccionar un sistema informático que contribuya el facilitar la gestión y administración del control de la producción láctea.</text:span></text:p>
      <text:p text:style-name="P21"/>
      <text:p text:style-name="P22"><text:tab/>La empresa <text:span text:style-name="T1">I.S.U.</text:span> (<text:span text:style-name="T1">I</text:span>nsumos y <text:span text:style-name="T1">S</text:span>oporte al <text:span text:style-name="T1">U</text:span>suario) esta conformada por las personas previamente mencionadas <text:span text:style-name="T6">y sera la encargada de poner en marcha dicho proyecto.</text:span></text:p>
      <text:p text:style-name="P22"/>
      <text:p text:style-name="P24"><text:tab/>Como anteriormente mencionado, el proyecto <text:span text:style-name="T1">S.I.G.A.T.</text:span> busca confeccionar un sistema informático. <text:span text:style-name="T7">E</text:span>l objetivo de est<text:span text:style-name="T8">e</text:span> es el <text:span text:style-name="T4">facilitar la gestión y administración del control de la producción láctea, </text:span>a través de est<text:span text:style-name="T8">e</text:span> el <text:span text:style-name="T9">cliente</text:span> va a tener la opción d<text:span text:style-name="T8">e acceder a información almacenada sobre sistema; sobre el tambo y los animales que integran a este. Ademas de consultar, el cliente puede ingresar, modificar y eliminar datos del sistema y/o tambo.</text:span></text:p>
      <text:p text:style-name="P24"/>
      <text:p text:style-name="P25"><text:tab/>El programa <text:span text:style-name="T10">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10">preñez, la producción anual y diaria.</text:span></text:p>
      <text:p text:style-name="P25"/>
      <text:p text:style-name="P26"><text:tab/>Dependiendo <text:span text:style-name="T11">d</text:span>el usuario <text:span text:style-name="T11">que ingrese</text:span>, el sistema <text:span text:style-name="T11">otorgara</text:span> <text:span text:style-name="T11">acceso a distintas funciones y partes de él (sistema)</text:span>, <text:span text:style-name="T12">a continuación se detallaran estos en un orden de jerarquía</text:span>:</text:p>
      <text:p text:style-name="P26"/>
      <text:p text:style-name="P26"><text:tab/><text:span text:style-name="T1">Auxiliar</text:span>: este tipo de usuario solo tiene permiso de ingreso y consulta de información.</text:p>
      <text:p text:style-name="P26"/>
      <text:p text:style-name="P26"><text:tab/><text:span text:style-name="T1">Administrado</text:span><text:span text:style-name="T3">re</text:span><text:span text:style-name="T1">s del establecimiento</text:span>: <text:span text:style-name="T12">este puede acceder a los datos de su establecimiento pudiendo así consultar indicadores y datos de los animales teniendo la posibilidad de ingresar información.</text:span></text:p>
      <text:p text:style-name="P26"/>
      <text:p text:style-name="P19"><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9"/>
      <text:p text:style-name="P18"><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4"/>
      <text:p text:style-name="P23"><text:tab/>La empresa <text:span text:style-name="T1">I.S.U.</text:span> (<text:span text:style-name="T1">I</text:span>nsumos y <text:span text:style-name="T1">S</text:span>oporte al <text:span text:style-name="T1">U</text:span>suario) <text:span text:style-name="T13">realiza todos los pasos relacionados a la creación e implementación del programa en cuestión. Comienza en el primer paso, el que es recabar información respecto al </text:span><text:soft-page-break/><text:span text:style-name="T13">software a realizar (el mercado en el que va a realizarse y en el que se va a distribuir), definiendo con eso los requerimientos y requisitos del sistema. Y culmina con la implementación física del sistema y con la prestación del servicio de garantía, mantenimiento y servicio técnico. </text:span></text:p>
      <text:p text:style-name="P23"/>
      <text:p text:style-name="P23"><text:tab/><text:span text:style-name="T14">A pesar de emplear un ciclo de vida incremental iterativo, que consta de realizar un borrador a grandes rasgos e ir ítem por ítem trabajando en distintos módulos de forma paralela, hay tareas que preceden a otras y por lo tanto se puede ordenar la creación e implementación del sistema en los siguientes pasos:</text:span></text:p>
      <text:p text:style-name="P4"/>
      <text:list xml:id="list1399635770163473053" text:style-name="L1">
        <text:list-item>
          <text:p text:style-name="P6">Antes de comenzar a escribir una sola linea de código se realiza el <text:span text:style-name="T1">anteproyecto</text:span><text:span text:style-name="T15">, donde se diagnostica la situación actual, se estudian las distintas factibilidades, se define un alcance inicial del sistema, se establecen objetivos de esté y se determinan los requerimientos. Para lograr esto se llevan a cabo diversas tareas: relevamiento, diagnostico de la situación actual, análisis F.O.D.A., etc. Después de realizado todo esto se tendrá a disposición un conjunto de requerimientos (necesidades y deseos pedidos por el cliente) y un conjunto de requisitos (todas las funcionalidades, características y restricciones que debería tener el software)</text:span></text:p>
        </text:list-item>
        <text:list-item>
          <text:p text:style-name="P6"><text:span text:style-name="T15">Cuando se dispone de los requerimientos y requisitos del sistema se da lugar al siguiente paso: </text:span><text:span text:style-name="T1">diseño y creación de la base de datos</text:span><text:span text:style-name="T15">. Se comienza con el diseño de la base de datos a través de un D.E.R. (Diagrama Entidad Relación) </text:span><text:span text:style-name="T16">que forma parte del</text:span><text:span text:style-name="T15"> modelo conceptual </text:span><text:span text:style-name="T16">empleado (Modelo Entidad/Relación – M.E.R.) en</text:span><text:span text:style-name="T15"> la base de datos. </text:span><text:span text:style-name="T16">Cuando se tiene el M.E.R. hecho se comienza el paso de modelo conceptual (M.E.R.) al modelo lógico (Modelo relacional), para conseguir </text:span><text:soft-page-break/><text:span text:style-name="T16">esto se realiza un pasaje a tablas. El ultimo paso es el de llevar el modelo lógico al modelo físico, o sea, crear la base de datos con un SGBD (Sistema </text:span><text:span text:style-name="T17">de Gestión de Base de Datos), en este caso Informix. Esta tarea involucra la creación de las diversas tablas con todos sus componentes que el programa va a utilizar para llevar a cabo su cometido.</text:span></text:p>
        </text:list-item>
        <text:list-item>
          <text:p text:style-name="P7"><text:span text:style-name="T15">Una vez finalizada la implementación del modelo físico de la base de datos se comienza la </text:span><text:span text:style-name="T1">integración del programa con la base de datos</text:span><text:span text:style-name="T15">. Partiendo de los requerimientos y requisitos, la creación del programa comienza, pero solo la parte de interfaz de usuario; no es hasta que el modelo físico se encuentra creado que el programa pasa a ser </text:span><text:span text:style-name="T18">útil, </text:span><text:span text:style-name="T21">ya que a través de la integración con la base de datos es que se logra que el programa pueda llevar a cabo todas las cosas que se solicitan de él.</text:span></text:p>
        </text:list-item>
        <text:list-item>
          <text:p text:style-name="P5"><text:span text:style-name="T23">Desde el momento en el que se determinaron los requerimientos y requisitos del sistema la empresa </text:span><text:span text:style-name="T26">I.S.U.</text:span><text:span text:style-name="T23"> comenzó a diseñar a nivel lógico las redes a implementar, también eligió que equipos se van a emplear como terminales y cuales como servidor, que sistemas operativos se van a utilizar en dichos equipos, que hardware de red va a emplear, entre otras cosas. Pero todo esto </text:span><text:span text:style-name="T22">es a nivel lógico y preparativo, no es hasta que el programa se encuentra finalizado que la implementación del sistema en su totalidad comienza, esto se compone de: Compra e instalación de los equipos de terminal y servidor, implementación física de las redes en tambo y cooperativa, configuración de los equipos (instalar sistemas operativos, instalar y configurar la base de datos, instalar y configurar el programa para que quede andando, instalar otros programas como lo son antivirus, navegadores, ofimática, etc)</text:span></text:p>
        </text:list-item>
        <text:list-item>
          <text:p text:style-name="P8"><text:span text:style-name="T22">U</text:span><text:span text:style-name="T21">na vez instalado todo el sistema la empresa </text:span><text:span text:style-name="T25">I.S.U.</text:span><text:span text:style-name="T21"> otorga un servicio de garantía, soporte técnico y mantenimiento. Ademas de cursos de </text:span><text:soft-page-break/><text:span text:style-name="T21">capacitación para que los empleados del tambo y cooperativa sepan como trabajar con el sistema desarrollado e implementado.</text:span></text:p>
        </text:list-item>
      </text:list>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9"><text:span text:style-name="T21"/></text:p>
      <text:p text:style-name="P10"><text:soft-page-break/><text:span text:style-name="T25">2.</text:span><text:span text:style-name="T21"> </text:span><text:span text:style-name="T25">Planos de los tambos y la cooperativa (infraestructura y disposición física de todos los componentes)</text:span></text:p>
      <text:p text:style-name="P14"><text:span text:style-name="T19"/></text:p>
      <text:p text:style-name="P12"><text:span text:style-name="T19"><text:tab/>A continuación se presentan los planos de los tambos y la cooperativa. En ellos se puede ver la infraestructura y disposición física de todos los componentes que hay en ellos. En estos se puede hallar:</text:span></text:p>
      <text:list xml:id="list7026257886980459515" text:style-name="L2">
        <text:list-item>
          <text:p text:style-name="P13"><text:span text:style-name="T19">Ubicación física del equipo de </text:span><text:span text:style-name="T25">servidor</text:span></text:p>
          <text:list>
            <text:list-item>
              <text:p text:style-name="P13"><text:span text:style-name="T25">Servidor:</text:span><text:span text:style-name="T19"> Equipo que se encuentra integrada a la red y que tiene como principal función el otorgar acceso a ciertos servicios a los miembros de la red</text:span></text:p>
            </text:list-item>
          </text:list>
        </text:list-item>
        <text:list-item>
          <text:p text:style-name="P13"><text:span text:style-name="T19">Ubicación física de los equipos de </text:span><text:span text:style-name="T25">terminal</text:span></text:p>
          <text:list>
            <text:list-item>
              <text:p text:style-name="P15"><text:span text:style-name="T19">Terminal:</text:span><text:span text:style-name="T21"> Equipo que accede al servidor y utiliza los recursos proporcionados por este</text:span></text:p>
            </text:list-item>
          </text:list>
        </text:list-item>
        <text:list-item>
          <text:p text:style-name="P13"><text:span text:style-name="T19">Ubicación física de los componentes de red:</text:span></text:p>
          <text:list>
            <text:list-item>
              <text:p text:style-name="P15"><text:span text:style-name="T19">Router: </text:span><text:span text:style-name="T21">Dispositivo diseñado para segmentar una red, de esta forma pueden haber varias subredes en la implementación de una red. Dirige los paquetes de datos solo a las direcciones IP que correspondan. </text:span><text:span text:style-name="T24">Trabaja en la tercera capa del Modelo OSI</text:span></text:p>
            </text:list-item>
            <text:list-item>
              <text:p text:style-name="P16"><text:span text:style-name="T19">Switch: </text:span><text:span text:style-name="T21">Permite conectar diversos dispositivos a una red de datos, envia los datos recibidos solo a la dirección IP que corresponde</text:span></text:p>
            </text:list-item>
            <text:list-item>
              <text:p text:style-name="P16"><text:span text:style-name="T19">Access Point (AP – Punto de Acceso): </text:span><text:span text:style-name="T21">Dispositivo que permite conectar equipo de forma inalámbrica a una red cableada existente. Se lo conecta a un router o switch y genera una red inalámbrica de la red cableada ya existente.</text:span></text:p>
            </text:list-item>
          </text:list>
        </text:list-item>
      </text:list>
      <text:p text:style-name="P11"><text:span text:style-name="T25">2.1 Planos de la infraestructura y disposición física de los </text:span><text:soft-page-break/><text:span text:style-name="T25">componentes de los tambos</text:span></text:p>
      <text:p text:style-name="P11"><text:span text:style-name="T25">2.2 Planos de la infraestructura y disposición física de los componentes de la cooperati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6201in" fo:margin-left="0in" fo:margin-right="0in" fo:margin-bottom="0.15in" fo:background-color="transparent" style:dynamic-spacing="false" draw:fill="none" draw:fill-color="#729fcf"/>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47"><draw:image xlink:href="Pictures/10000000000001E00000010A4F38A8CC1626D2FB.jpg" xlink:type="simple" xlink:show="embed" xlink:actuate="onLoad"/></draw:frame><draw:frame text:anchor-type="paragraph" draw:z-index="7" draw:style-name="Mgr1" draw:text-style-name="MP1" svg:width="1.4587in" svg:height="0.4689in" svg:x="-0.0055in" svg:y="-0.0035in"><draw:text-box><text:p><text:span text:style-name="MT1">Insumos y Soporte al Usuario</text:span></text:p></draw:text-box></draw:frame><draw:frame text:anchor-type="paragraph" draw:z-index="15"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23" draw:style-name="Mgr3" draw:text-style-name="MP1" svg:width="0.813in" svg:height="0.2189in" svg:x="0.0256in" svg:y="0.0339in"><draw:text-box><text:p><text:span text:style-name="MT1">S.I.G.A.T.</text:span></text:p></draw:text-box></draw:frame><draw:frame text:anchor-type="paragraph" draw:z-index="31" draw:style-name="Mgr4" draw:text-style-name="MP1" svg:width="0.813in" svg:height="0.1925in" svg:x="2.5673in" svg:y="0.0445in"><draw:text-box><text:p><text:span text:style-name="MT1">ITI-CETP</text:span></text:p></draw:text-box></draw:frame><draw:frame text:anchor-type="paragraph" draw:z-index="39"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20:44:39.701984727</meta:creation-date>
    <dc:title>proyecto8_jul</dc:title>
    <meta:editing-duration>PT1H22M33S</meta:editing-duration>
    <meta:editing-cycles>5</meta:editing-cycles>
    <meta:generator>LibreOffice/5.0.6.3$Linux_X86_64 LibreOffice_project/00m0$Build-3</meta:generator>
    <dc:date>2016-08-17T23:11:58.155494046</dc:date>
    <meta:document-statistic meta:table-count="0" meta:image-count="1" meta:object-count="0" meta:page-count="8" meta:paragraph-count="30" meta:word-count="1345" meta:character-count="8217" meta:non-whitespace-character-count="6898"/>
    <meta:template xlink:type="simple" xlink:actuate="onRequest" xlink:title="proyecto8_jul" xlink:href="../../../../.config/libreoffice/4/user/template/proyecto8_jul.ott" meta:date="2016-08-17T20:44:39.493446659"/>
  </office:meta>
</office:document-meta>
</file>